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02cm"/>
    </style:style>
    <style:style style:name="Tabla1.B" style:family="table-column">
      <style:table-column-properties style:column-width="4.708cm"/>
    </style:style>
    <style:style style:name="Tabla1.C" style:family="table-column">
      <style:table-column-properties style:column-width="5.27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4d6b7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>
      <style:text-properties style:font-name="Times New Roman" fo:font-style="normal" style:text-underline-style="none" style:font-style-asian="normal" style:font-style-complex="normal"/>
    </style:style>
    <style:style style:name="P4" style:family="paragraph" style:parent-style-name="Heading_20_1">
      <style:paragraph-properties fo:margin-top="0cm" fo:margin-bottom="0.247cm" style:contextual-spacing="false" fo:line-height="115%"/>
    </style:style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Times New Roman" fo:font-style="normal" style:text-underline-style="none" style:font-style-asian="normal" style:font-style-complex="normal"/>
    </style:style>
    <style:style style:name="P8" style:family="paragraph" style:parent-style-name="Text_20_body" style:list-style-name="L2">
      <style:text-properties style:font-name="Times New Roman" fo:font-style="normal" style:text-underline-style="none" style:font-style-asian="normal" style:font-style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style:font-name="Times New Roman" fo:font-style="normal" style:text-underline-style="none" style:font-style-asian="normal" style:font-style-complex="normal"/>
    </style:style>
    <style:style style:name="P12" style:family="paragraph" style:parent-style-name="Text_20_body" style:list-style-name="L4">
      <style:text-properties style:font-name="Times New Roman" fo:font-style="normal" style:text-underline-style="none" style:font-style-asian="normal" style:font-style-complex="normal"/>
    </style:style>
    <style:style style:name="P13" style:family="paragraph" style:parent-style-name="Heading_20_4">
      <style:paragraph-properties fo:margin-top="0cm" fo:margin-bottom="0.247cm" style:contextual-spacing="false" fo:line-height="115%"/>
    </style:style>
    <style:style style:name="P14" style:family="paragraph" style:parent-style-name="Text_20_body" style:list-style-name="L5">
      <style:text-properties style:font-name="Times New Roman" fo:font-style="normal" style:text-underline-style="none" style:font-style-asian="normal" style:font-style-complex="normal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style:font-name="Times New Roman" fo:font-style="normal" style:text-underline-style="none" style:font-style-asian="normal" style:font-style-complex="normal"/>
    </style:style>
    <style:style style:name="P17" style:family="paragraph" style:parent-style-name="Text_20_body" style:list-style-name="L7">
      <style:text-properties style:font-name="Times New Roman" fo:font-style="normal" style:text-underline-style="none" style:font-style-asian="normal" style:font-style-complex="normal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text-properties style:font-name="Times New Roman" fo:font-style="normal" style:text-underline-style="none" style:font-style-asian="normal" style:font-style-complex="normal"/>
    </style:style>
    <style:style style:name="P20" style:family="paragraph" style:parent-style-name="Text_20_body" style:list-style-name="L9">
      <style:text-properties style:font-name="Times New Roman" fo:font-style="normal" style:text-underline-style="none" style:font-style-asian="normal" style:font-style-complex="normal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text-properties style:font-name="Times New Roman" fo:font-style="normal" style:text-underline-style="none" style:font-style-asian="normal" style:font-style-complex="normal"/>
    </style:style>
    <style:style style:name="P23" style:family="paragraph" style:parent-style-name="Table_20_Heading">
      <style:text-properties style:font-name="Times New Roman" fo:font-style="normal" style:text-underline-style="none" style:font-style-asian="normal" style:font-style-complex="normal"/>
    </style:style>
    <style:style style:name="P24" style:family="paragraph" style:parent-style-name="Table_20_Contents">
      <style:text-properties style:font-name="Times New Roman" fo:font-style="normal" style:text-underline-style="none" style:font-style-asian="normal" style:font-style-complex="normal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>
      <style:text-properties style:font-name="Times New Roman" fo:font-style="normal" style:text-underline-style="none" style:font-style-asian="normal" style:font-style-complex="normal"/>
    </style:style>
    <style:style style:name="P32" style:family="paragraph" style:parent-style-name="Text_20_body" style:list-style-name="L19">
      <style:text-properties style:font-name="Times New Roman" fo:font-style="normal" style:text-underline-style="none" style:font-style-asian="normal" style:font-style-complex="normal"/>
    </style:style>
    <style:style style:name="P33" style:family="paragraph" style:parent-style-name="Text_20_body" style:list-style-name="L20">
      <style:text-properties style:font-name="Times New Roman" fo:font-style="normal" style:text-underline-style="none" style:font-style-asian="normal" style:font-style-complex="normal"/>
    </style:style>
    <style:style style:name="P34" style:family="paragraph" style:parent-style-name="Text_20_body" style:list-style-name="L21">
      <style:text-properties style:font-name="Times New Roman" fo:font-style="normal" style:text-underline-style="none" style:font-style-asian="normal" style:font-style-complex="normal"/>
    </style:style>
    <style:style style:name="P35" style:family="paragraph" style:parent-style-name="Text_20_body" style:list-style-name="L21"/>
    <style:style style:name="T1" style:family="text">
      <style:text-properties style:font-name="Times New Roman" fo:font-size="20pt" fo:font-style="normal" style:text-underline-style="none" officeooo:rsid="0004d6b7" style:font-size-asian="20pt" style:font-style-asian="normal" style:font-size-complex="20pt" style:font-style-complex="normal"/>
    </style:style>
    <style:style style:name="T2" style:family="text">
      <style:text-properties style:font-name="Times New Roman" fo:font-style="normal" style:text-underline-style="none" style:font-style-asian="normal" style:font-style-complex="normal"/>
    </style:style>
    <style:style style:name="T3" style:family="text">
      <style:text-properties style:font-name="Times New Roman" fo:font-style="normal" style:text-underline-style="none" officeooo:rsid="00089a44" style:font-style-asian="normal" style:font-style-complex="normal"/>
    </style:style>
    <style:style style:name="T4" style:family="text">
      <style:text-properties officeooo:rsid="00089a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lan de Pruebas</text:span></text:span></text:p>
      <text:h text:style-name="P2" text:outline-level="2"><text:span text:style-name="Strong_20_Emphasis"><text:span text:style-name="T2">1. Introducción</text:span></text:span></text:h>
      <text:p text:style-name="Text_20_body"><text:span text:style-name="T2">El presente </text:span><text:span text:style-name="Emphasis"><text:span text:style-name="T2">Plan de Pruebas</text:span></text:span><text:span text:style-name="T2"> define la estrategia, alcance, responsabilidades, actividades, herramientas, criterios de aceptación y metodología de validación del </text:span><text:span text:style-name="Strong_20_Emphasis"><text:span text:style-name="T2">Sistema Predictivo de Mus</text:span></text:span><text:span text:style-name="T2">, cuyo principal objetivo es analizar una mano de cartas y generar una recomendación óptima de jugada basándose en un modelo predictivo entrenado con datos históricos de partidas.</text:span></text:p>
      <text:p text:style-name="P3">El propósito de este plan es garantizar que el sistema cumpla con los requisitos funcionales y no funcionales establecidos, asegurando la fiabilidad, robustez, sostenibilidad y precisión del software.</text:p>
      <text:h text:style-name="P4" text:outline-level="1"><text:span text:style-name="Strong_20_Emphasis"><text:span text:style-name="T2">2. Tipos de Pruebas</text:span></text:span></text:h>
      <text:p text:style-name="P3">Este plan adopta un enfoque incremental y sistemático, estructurado en las siguientes categorías fundamentales:</text:p>
      <text:h text:style-name="P2" text:outline-level="2"><text:span text:style-name="Strong_20_Emphasis"><text:span text:style-name="T2">2.1 Pruebas Unitarias</text:span></text:span></text:h>
      <text:h text:style-name="P5" text:outline-level="3"><text:span text:style-name="Strong_20_Emphasis"><text:span text:style-name="T2">Objetivo</text:span></text:span></text:h>
      <text:p text:style-name="P3">Verificar el correcto funcionamiento individual de cada módulo, función o método del sistema de forma aislada.</text:p>
      <text:h text:style-name="P5" text:outline-level="3"><text:span text:style-name="Strong_20_Emphasis"><text:span text:style-name="T2">Elementos a evaluar</text:span></text:span></text:h>
      <text:list text:style-name="L1">
        <text:list-item>
          <text:p text:style-name="P6"><text:span text:style-name="Strong_20_Emphasis"><text:span text:style-name="T2">Preprocesamiento de datos</text:span></text:span></text:p>
          <text:list>
            <text:list-item>
              <text:p text:style-name="P7">Funciones de limpieza y transformación de datos (handling de NaN, encoding, normalización, detección de valores atípicos).</text:p>
            </text:list-item>
            <text:list-item>
              <text:p text:style-name="P7">Verificación del correcto parsing de cartas y jugadas.</text:p>
            </text:list-item>
          </text:list>
        </text:list-item>
        <text:list-item>
          <text:p text:style-name="P6"><text:span text:style-name="Strong_20_Emphasis"><text:span text:style-name="T2">Cálculo de características (“features”)</text:span></text:span></text:p>
          <text:list>
            <text:list-item>
              <text:p text:style-name="P7">Generación de indicadores estadísticos de manos de Mus.</text:p>
            </text:list-item>
            <text:list-item>
              <text:p text:style-name="P7">Funciones de evaluación de probabilidades previas (probabilidad de tener pares, juego, etc.).</text:p>
            </text:list-item>
          </text:list>
        </text:list-item>
        <text:list-item>
          <text:p text:style-name="P6"><text:span text:style-name="Strong_20_Emphasis"><text:span text:style-name="T2">Modelo predictivo</text:span></text:span></text:p>
          <text:list>
            <text:list-item>
              <text:p text:style-name="P7">Cálculo de predicciones.</text:p>
            </text:list-item>
            <text:list-item>
              <text:p text:style-name="P7">Carga correcta del modelo entrenado.</text:p>
            </text:list-item>
            <text:list-item>
              <text:p text:style-name="P7">Comprobación de que el modelo produce outputs dentro del dominio permitido.</text:p>
            </text:list-item>
          </text:list>
        </text:list-item>
        <text:list-item>
          <text:p text:style-name="P6"><text:span text:style-name="Strong_20_Emphasis"><text:span text:style-name="T2">Motor de reglas del Mus</text:span></text:span></text:p>
          <text:list>
            <text:list-item>
              <text:p text:style-name="P7">Comprobación de reglas condicionadas (grande, chica, pares, juego).</text:p>
            </text:list-item>
            <text:list-item>
              <text:p text:style-name="P7">Consistencia de resultados lógicos.</text:p>
            </text:list-item>
          </text:list>
        </text:list-item>
        <text:list-item>
          <text:p text:style-name="P6"><text:span text:style-name="Strong_20_Emphasis"><text:span text:style-name="T2">API / Backend</text:span></text:span></text:p>
          <text:list>
            <text:list-item>
              <text:p text:style-name="P7"><text:soft-page-break/>Endpoints independientes.</text:p>
            </text:list-item>
            <text:list-item>
              <text:p text:style-name="P7">Validación de formatos de entrada y salida.</text:p>
            </text:list-item>
          </text:list>
        </text:list-item>
      </text:list>
      <text:h text:style-name="P5" text:outline-level="3"><text:span text:style-name="Strong_20_Emphasis"><text:span text:style-name="T2">Criterios de éxito</text:span></text:span></text:h>
      <text:list text:style-name="L2">
        <text:list-item>
          <text:p text:style-name="P8">El 100% de los tests unitarios deben ejecutarse sin errores.</text:p>
        </text:list-item>
        <text:list-item>
          <text:p text:style-name="P9"><text:span text:style-name="T2">Cobertura mínima recomendada: </text:span><text:span text:style-name="Strong_20_Emphasis"><text:span text:style-name="T2">≥ 80%</text:span></text:span><text:span text:style-name="T2"> del código crítico.</text:span></text:p>
        </text:list-item>
      </text:list>
      <text:h text:style-name="P2" text:outline-level="2"><text:span text:style-name="Strong_20_Emphasis"><text:span text:style-name="T2">2.2 Pruebas de Integración</text:span></text:span></text:h>
      <text:h text:style-name="P5" text:outline-level="3"><text:span text:style-name="Strong_20_Emphasis"><text:span text:style-name="T2">Objetivo</text:span></text:span></text:h>
      <text:p text:style-name="P3">Verificar que los distintos módulos interactúan correctamente y que la información fluye sin inconsistencias.</text:p>
      <text:h text:style-name="P5" text:outline-level="3"><text:span text:style-name="Strong_20_Emphasis"><text:span text:style-name="T2">Elementos a integrar y probar</text:span></text:span></text:h>
      <text:list text:style-name="L3">
        <text:list-item>
          <text:p text:style-name="P10"><text:span text:style-name="Strong_20_Emphasis"><text:span text:style-name="T2">Interacción entre el preprocesador y el modelo predictivo.</text:span></text:span></text:p>
          <text:list>
            <text:list-item>
              <text:p text:style-name="P11">Confirmar que los datos se transforman correctamente antes de llegar al modelo.</text:p>
            </text:list-item>
          </text:list>
        </text:list-item>
        <text:list-item>
          <text:p text:style-name="P10"><text:span text:style-name="Strong_20_Emphasis"><text:span text:style-name="T2">Comunicación entre base de datos y sistema de análisis.</text:span></text:span></text:p>
          <text:list>
            <text:list-item>
              <text:p text:style-name="P11">Verificación de consultas, tiempo de respuesta y coherencia de datos recibidos.</text:p>
            </text:list-item>
          </text:list>
        </text:list-item>
        <text:list-item>
          <text:p text:style-name="P10"><text:span text:style-name="Strong_20_Emphasis"><text:span text:style-name="T2">Integración entre backend y frontend.</text:span></text:span></text:p>
          <text:list>
            <text:list-item>
              <text:p text:style-name="P11">Comprobación del envío y recepción correcta de predicciones.</text:p>
            </text:list-item>
            <text:list-item>
              <text:p text:style-name="P11">Validación del formato JSON en respuestas.</text:p>
            </text:list-item>
          </text:list>
        </text:list-item>
        <text:list-item>
          <text:p text:style-name="P10"><text:span text:style-name="Strong_20_Emphasis"><text:span text:style-name="T2">Integración entre motor de reglas y predicciones ML.</text:span></text:span></text:p>
          <text:list>
            <text:list-item>
              <text:p text:style-name="P11">Verificar que no se generan jugadas inconsistentes según las reglas del Mus.</text:p>
            </text:list-item>
          </text:list>
        </text:list-item>
        <text:list-item>
          <text:p text:style-name="P10"><text:span text:style-name="Strong_20_Emphasis"><text:span text:style-name="T2">Pipeline completo de predicción</text:span></text:span></text:p>
          <text:list>
            <text:list-item>
              <text:p text:style-name="P11">Entrada del usuario →</text:p>
            </text:list-item>
            <text:list-item>
              <text:p text:style-name="P11">Validación →</text:p>
            </text:list-item>
            <text:list-item>
              <text:p text:style-name="P11">Preprocesamiento →</text:p>
            </text:list-item>
            <text:list-item>
              <text:p text:style-name="P11">Cálculo del modelo →</text:p>
            </text:list-item>
            <text:list-item>
              <text:p text:style-name="P11">Aplicación de reglas →</text:p>
            </text:list-item>
            <text:list-item>
              <text:p text:style-name="P11">Entrega de la jugada recomendada.</text:p>
            </text:list-item>
          </text:list>
        </text:list-item>
      </text:list>
      <text:h text:style-name="P5" text:outline-level="3"><text:span text:style-name="Strong_20_Emphasis"><text:span text:style-name="T2">Criterios de éxito</text:span></text:span></text:h>
      <text:list text:style-name="L4">
        <text:list-item>
          <text:p text:style-name="P12">Todos los módulos deben ser capaces de comunicarse sin fallos.</text:p>
        </text:list-item>
        <text:list-item>
          <text:p text:style-name="P12">El pipeline completo debe ejecutarse sin interrupciones.</text:p>
        </text:list-item>
        <text:list-item>
          <text:p text:style-name="P12">No debe haber pérdida ni alteración no prevista de datos.</text:p>
        </text:list-item>
      </text:list>
      <text:h text:style-name="P2" text:outline-level="2"><text:soft-page-break/><text:span text:style-name="Strong_20_Emphasis"><text:span text:style-name="T2">2.3 Pruebas del Sistema</text:span></text:span></text:h>
      <text:h text:style-name="P5" text:outline-level="3"><text:span text:style-name="Strong_20_Emphasis"><text:span text:style-name="T2">Objetivo</text:span></text:span></text:h>
      <text:p text:style-name="P3">Validar el comportamiento del sistema como un todo bajo condiciones reales de operación.</text:p>
      <text:h text:style-name="P5" text:outline-level="3"><text:span text:style-name="Strong_20_Emphasis"><text:span text:style-name="T2">Aspectos a evaluar</text:span></text:span></text:h>
      <text:h text:style-name="P13" text:outline-level="4"><text:span text:style-name="Strong_20_Emphasis"><text:span text:style-name="T2">Requisitos funcionales</text:span></text:span></text:h>
      <text:list text:style-name="L5">
        <text:list-item>
          <text:p text:style-name="P14">El sistema debe aceptar una mano válida de Mus.</text:p>
        </text:list-item>
        <text:list-item>
          <text:p text:style-name="P14">El sistema debe generar una predicción para la jugada recomendada.</text:p>
        </text:list-item>
        <text:list-item>
          <text:p text:style-name="P14">En caso de datos inválidos, el sistema debe devolver un mensaje de error claro.</text:p>
        </text:list-item>
        <text:list-item>
          <text:p text:style-name="P14">El sistema debe permitir revisar estadísticas del modelo.</text:p>
        </text:list-item>
      </text:list>
      <text:h text:style-name="P13" text:outline-level="4"><text:span text:style-name="Strong_20_Emphasis"><text:span text:style-name="T2">Requisitos no funcionales</text:span></text:span></text:h>
      <text:list text:style-name="L6">
        <text:list-item>
          <text:p text:style-name="P15"><text:span text:style-name="Strong_20_Emphasis"><text:span text:style-name="T2">Rendimiento:</text:span></text:span></text:p>
          <text:list>
            <text:list-item>
              <text:p text:style-name="P15"><text:span text:style-name="T2">Tiempo máximo de respuesta: </text:span><text:span text:style-name="Strong_20_Emphasis"><text:span text:style-name="T2">&lt; 500 ms</text:span></text:span><text:span text:style-name="T2"> por predicción.</text:span></text:p>
            </text:list-item>
          </text:list>
        </text:list-item>
        <text:list-item>
          <text:p text:style-name="P15"><text:span text:style-name="Strong_20_Emphasis"><text:span text:style-name="T2">Usabilidad:</text:span></text:span></text:p>
          <text:list>
            <text:list-item>
              <text:p text:style-name="P16">Interfaz clara y coherente con las reglas del juego.</text:p>
            </text:list-item>
            <text:list-item>
              <text:p text:style-name="P16">Mensajes comprensibles para el usuario.</text:p>
            </text:list-item>
          </text:list>
        </text:list-item>
        <text:list-item>
          <text:p text:style-name="P15"><text:span text:style-name="Strong_20_Emphasis"><text:span text:style-name="T2">Robustez:</text:span></text:span></text:p>
          <text:list>
            <text:list-item>
              <text:p text:style-name="P16">El sistema no debe fallar ante entradas mal formadas.</text:p>
            </text:list-item>
          </text:list>
        </text:list-item>
        <text:list-item>
          <text:p text:style-name="P15"><text:span text:style-name="Strong_20_Emphasis"><text:span text:style-name="T2">Escalabilidad:</text:span></text:span></text:p>
          <text:list>
            <text:list-item>
              <text:p text:style-name="P16">Capacidad para procesar varias peticiones simultáneas.</text:p>
            </text:list-item>
          </text:list>
        </text:list-item>
        <text:list-item>
          <text:p text:style-name="P15"><text:span text:style-name="Strong_20_Emphasis"><text:span text:style-name="T2">Disponibilidad:</text:span></text:span></text:p>
          <text:list>
            <text:list-item>
              <text:p text:style-name="P16">El sistema debe funcionar de forma consistente durante períodos prolongados.</text:p>
            </text:list-item>
          </text:list>
        </text:list-item>
      </text:list>
      <text:h text:style-name="P5" text:outline-level="3"><text:span text:style-name="Strong_20_Emphasis"><text:span text:style-name="T2">Escenarios principales</text:span></text:span></text:h>
      <text:list text:style-name="L7">
        <text:list-item>
          <text:p text:style-name="P17">Usuario introduce una mano perfectamente válida → predicción correcta.</text:p>
        </text:list-item>
        <text:list-item>
          <text:p text:style-name="P17">Usuario introduce una mano incompleta o inválida → error bien manejado.</text:p>
        </text:list-item>
        <text:list-item>
          <text:p text:style-name="P17">Sobrecarga de peticiones simultáneas → el sistema mantiene rendimiento estable.</text:p>
        </text:list-item>
        <text:list-item>
          <text:p text:style-name="P17">Conexión temporal perdida hacia la base de datos → recuperación adecuada.</text:p>
        </text:list-item>
      </text:list>
      <text:h text:style-name="P2" text:outline-level="2"><text:span text:style-name="Strong_20_Emphasis"><text:span text:style-name="T2">2.4 Pruebas de Aceptación</text:span></text:span></text:h>
      <text:h text:style-name="P5" text:outline-level="3"><text:span text:style-name="Strong_20_Emphasis"><text:span text:style-name="T2">Objetivo</text:span></text:span></text:h>
      <text:p text:style-name="P3">Validar, desde el punto de vista del cliente/usuario final, que el sistema cumple los requisitos y expectativas del proyecto.</text:p>
      <text:h text:style-name="P5" text:outline-level="3"><text:soft-page-break/><text:span text:style-name="Strong_20_Emphasis"><text:span text:style-name="T2">Criterios de aceptación</text:span></text:span></text:h>
      <text:list text:style-name="L8">
        <text:list-item>
          <text:p text:style-name="P18"><text:span text:style-name="T2">La precisión del modelo debe superar el umbral definido (ej.: </text:span><text:span text:style-name="Strong_20_Emphasis"><text:span text:style-name="T2">≥ 80%</text:span></text:span><text:span text:style-name="T2">).</text:span></text:p>
        </text:list-item>
        <text:list-item>
          <text:p text:style-name="P19">Las recomendaciones deben ser coherentes con las reglas reales del Mus.</text:p>
        </text:list-item>
        <text:list-item>
          <text:p text:style-name="P18"><text:span text:style-name="T2">La interfaz debe permitir al usuario obtener una predicción en </text:span><text:span text:style-name="Strong_20_Emphasis"><text:span text:style-name="T2">≤ 3 clics</text:span></text:span><text:span text:style-name="T2">.</text:span></text:p>
        </text:list-item>
        <text:list-item>
          <text:p text:style-name="P19">La experiencia general debe considerarse satisfactoria por parte de los evaluadores.</text:p>
        </text:list-item>
      </text:list>
      <text:h text:style-name="P5" text:outline-level="3"><text:span text:style-name="Strong_20_Emphasis"><text:span text:style-name="T2">Procedimiento</text:span></text:span></text:h>
      <text:list text:style-name="L9">
        <text:list-item>
          <text:p text:style-name="P20">Sesiones guiadas con usuarios (profesores o compañeros).</text:p>
        </text:list-item>
        <text:list-item>
          <text:p text:style-name="P20">Evaluación mediante checklist basada en requisitos.</text:p>
        </text:list-item>
        <text:list-item>
          <text:p text:style-name="P20">Registro de incidencias y retroalimentación.</text:p>
        </text:list-item>
      </text:list>
      <text:h text:style-name="P4" text:outline-level="1"><text:span text:style-name="Strong_20_Emphasis"><text:span text:style-name="T2">3. Estrategia de Validación</text:span></text:span></text:h>
      <text:p text:style-name="P3">La validación se basa en los siguientes pilares:</text:p>
      <text:h text:style-name="P2" text:outline-level="2"><text:span text:style-name="Strong_20_Emphasis"><text:span text:style-name="T2">3.1 Validación del Modelo Predictivo</text:span></text:span></text:h>
      <text:h text:style-name="P5" text:outline-level="3"><text:span text:style-name="Strong_20_Emphasis"><text:span text:style-name="T2">Técnicas a aplicar</text:span></text:span></text:h>
      <text:list text:style-name="L10">
        <text:list-item>
          <text:p text:style-name="P21"><text:span text:style-name="Strong_20_Emphasis"><text:span text:style-name="T2">Validación cruzada (k-fold)</text:span></text:span></text:p>
        </text:list-item>
        <text:list-item>
          <text:p text:style-name="P21"><text:span text:style-name="Strong_20_Emphasis"><text:span text:style-name="T2">Conjunto de test independiente</text:span></text:span></text:p>
        </text:list-item>
        <text:list-item>
          <text:p text:style-name="P21"><text:span text:style-name="Strong_20_Emphasis"><text:span text:style-name="T2">Métricas del modelo según el tipo de predicción:</text:span></text:span></text:p>
          <text:list>
            <text:list-item>
              <text:p text:style-name="P21"><text:span text:style-name="Emphasis"><text:span text:style-name="T2">Accuracy</text:span></text:span></text:p>
            </text:list-item>
            <text:list-item>
              <text:p text:style-name="P21"><text:span text:style-name="Emphasis"><text:span text:style-name="T2">F1-score</text:span></text:span></text:p>
            </text:list-item>
            <text:list-item>
              <text:p text:style-name="P21"><text:span text:style-name="Emphasis"><text:span text:style-name="T2">ROC-AUC</text:span></text:span><text:span text:style-name="T2"> (si aplica)</text:span></text:p>
            </text:list-item>
            <text:list-item>
              <text:p text:style-name="P21"><text:span text:style-name="Emphasis"><text:span text:style-name="T2">Mean Absolute Error</text:span></text:span><text:span text:style-name="T2"> (si predice valores numéricos)</text:span></text:p>
            </text:list-item>
          </text:list>
        </text:list-item>
        <text:list-item>
          <text:p text:style-name="P21"><text:span text:style-name="Strong_20_Emphasis"><text:span text:style-name="T2">Detección de sobreajuste (overfitting)</text:span></text:span></text:p>
        </text:list-item>
      </text:list>
      <text:h text:style-name="P5" text:outline-level="3"><text:span text:style-name="Strong_20_Emphasis"><text:span text:style-name="T2">Criterios de validación del modelo</text:span></text:span></text:h>
      <text:list text:style-name="L11">
        <text:list-item>
          <text:p text:style-name="P22">El modelo debe presentar estabilidad entre entrenamiento y test (variación ≤ 10%).</text:p>
        </text:list-item>
        <text:list-item>
          <text:p text:style-name="P22">No debe mostrar sesgos hacia manos o patrones concretos.</text:p>
        </text:list-item>
        <text:list-item>
          <text:p text:style-name="P22">Debe responder de forma consistente a datos no vistos.</text:p>
        </text:list-item>
      </text:list>
      <text:h text:style-name="P2" text:outline-level="2"><text:span text:style-name="Strong_20_Emphasis"><text:span text:style-name="T2">3.2 Validación de Requisitos Funcionales</text:span></text:span></text:h>
      <text:p text:style-name="P3">Cada requisito del documento de especificación debe estar asociado a uno o más casos de prueba.</text:p>
      <text:p text:style-name="P3">Ejemplo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3">Requisito</text:p>
            </table:table-cell>
            <table:table-cell table:style-name="Tabla1.A1" office:value-type="string">
              <text:p text:style-name="P23">Caso de prueba</text:p>
            </table:table-cell>
            <table:table-cell table:style-name="Tabla1.A1" office:value-type="string">
              <text:p text:style-name="P23">Criterio de aceptación</text:p>
            </table:table-cell>
          </table:table-row>
        </table:table-header-rows>
        <table:table-row>
          <table:table-cell table:style-name="Tabla1.A1" office:value-type="string">
            <text:p text:style-name="P24">RF-01: El sistema debe generar la <text:soft-page-break/>jugada recomendada.</text:p>
          </table:table-cell>
          <table:table-cell table:style-name="Tabla1.A1" office:value-type="string">
            <text:p text:style-name="P24">CP-001: Predicción con <text:soft-page-break/>mano válida.</text:p>
          </table:table-cell>
          <table:table-cell table:style-name="Tabla1.A1" office:value-type="string">
            <text:p text:style-name="P24">Output dentro del dominio <text:soft-page-break/>permitido.</text:p>
          </table:table-cell>
        </table:table-row>
        <table:table-row>
          <table:table-cell table:style-name="Tabla1.A1" office:value-type="string">
            <text:p text:style-name="P24">RF-02: Validar la entrada del usuario.</text:p>
          </table:table-cell>
          <table:table-cell table:style-name="Tabla1.A1" office:value-type="string">
            <text:p text:style-name="P24">CP-014: Mano inválida.</text:p>
          </table:table-cell>
          <table:table-cell table:style-name="Tabla1.A1" office:value-type="string">
            <text:p text:style-name="P24">Error mostrado adecuadamente.</text:p>
          </table:table-cell>
        </table:table-row>
      </table:table>
      <text:h text:style-name="P2" text:outline-level="2"><text:span text:style-name="Strong_20_Emphasis"><text:span text:style-name="T2"/></text:span></text:h>
      <text:h text:style-name="P2" text:outline-level="2"><text:span text:style-name="Strong_20_Emphasis"><text:span text:style-name="T2">3.3 Validación de Requisitos No Funcionales</text:span></text:span></text:h>
      <text:list text:style-name="L12">
        <text:list-item>
          <text:p text:style-name="P25"><text:span text:style-name="Strong_20_Emphasis"><text:span text:style-name="T2">Rendimiento:</text:span></text:span><text:span text:style-name="T2"> mediciones de latencia y tiempos por request.</text:span></text:p>
        </text:list-item>
        <text:list-item>
          <text:p text:style-name="P25"><text:span text:style-name="Strong_20_Emphasis"><text:span text:style-name="T2">Usabilidad:</text:span></text:span><text:span text:style-name="T2"> pruebas con usuarios reales, análisis de intuición de la interfaz.</text:span></text:p>
        </text:list-item>
        <text:list-item>
          <text:p text:style-name="P25"><text:span text:style-name="Strong_20_Emphasis"><text:span text:style-name="T2">Seguridad:</text:span></text:span><text:span text:style-name="T2"> validación de sanitización de entrada para evitar inyecciones (según corresponda).</text:span></text:p>
        </text:list-item>
        <text:list-item>
          <text:p text:style-name="P25"><text:span text:style-name="Strong_20_Emphasis"><text:span text:style-name="T2">Mantenibilidad:</text:span></text:span><text:span text:style-name="T2"> revisión de estructura del código, modularización, documentación.</text:span></text:p>
        </text:list-item>
      </text:list>
      <text:h text:style-name="P4" text:outline-level="1"><text:span text:style-name="Strong_20_Emphasis"><text:span text:style-name="T2">4. Herramientas de Testing</text:span></text:span></text:h>
      <text:p text:style-name="P3">A continuación se presenta un inventario detallado de herramientas recomendadas según la naturaleza del sistema:</text:p>
      <text:h text:style-name="P2" text:outline-level="2"><text:span text:style-name="Strong_20_Emphasis"><text:span text:style-name="T2">4.1 Para pruebas unitarias</text:span></text:span></text:h>
      <text:list text:style-name="L13">
        <text:list-item>
          <text:p text:style-name="P26"><text:span text:style-name="Strong_20_Emphasis"><text:span text:style-name="T2">pytest</text:span></text:span><text:span text:style-name="T2"> (Python): ejecución de pruebas ágiles, fixtures, mocks.</text:span></text:p>
        </text:list-item>
        <text:list-item>
          <text:p text:style-name="P26"><text:span text:style-name="Strong_20_Emphasis"><text:span text:style-name="T2">unittest</text:span></text:span><text:span text:style-name="T2"> (Python): framework estándar para pruebas formales.</text:span></text:p>
        </text:list-item>
        <text:list-item>
          <text:p text:style-name="P26"><text:span text:style-name="Strong_20_Emphasis"><text:span text:style-name="T2">pytest-cov</text:span></text:span><text:span text:style-name="T2">: informe de cobertura del código.</text:span></text:p>
        </text:list-item>
        <text:list-item>
          <text:p text:style-name="P26"><text:span text:style-name="Strong_20_Emphasis"><text:span text:style-name="T2">pandas-testing</text:span></text:span><text:span text:style-name="T2">: comparación estructural de DataFrames.</text:span></text:p>
        </text:list-item>
        <text:list-item>
          <text:p text:style-name="P26"><text:span text:style-name="Strong_20_Emphasis"><text:span text:style-name="T2">mock / monkeypatch</text:span></text:span><text:span text:style-name="T2">: simulación de dependencias externas.</text:span></text:p>
        </text:list-item>
      </text:list>
      <text:h text:style-name="P2" text:outline-level="2"><text:span text:style-name="Strong_20_Emphasis"><text:span text:style-name="T2">4.2 Para pruebas de integración</text:span></text:span></text:h>
      <text:list text:style-name="L14">
        <text:list-item>
          <text:p text:style-name="P27"><text:span text:style-name="Strong_20_Emphasis"><text:span text:style-name="T2">Postman / Insomnia:</text:span></text:span><text:span text:style-name="T2"> validación de APIs REST y flujos de peticiones.</text:span></text:p>
        </text:list-item>
        <text:list-item>
          <text:p text:style-name="P27"><text:span text:style-name="Strong_20_Emphasis"><text:span text:style-name="T2">Docker Compose:</text:span></text:span><text:span text:style-name="T2"> simulación de entornos completos (BD + backend + modelo).</text:span></text:p>
        </text:list-item>
        <text:list-item>
          <text:p text:style-name="P27"><text:span text:style-name="Strong_20_Emphasis"><text:span text:style-name="T2">pytest con plugins de API testing.</text:span></text:span></text:p>
        </text:list-item>
      </text:list>
      <text:h text:style-name="P2" text:outline-level="2"><text:span text:style-name="Strong_20_Emphasis"><text:span text:style-name="T2">4.3 Para pruebas de sistema</text:span></text:span></text:h>
      <text:list text:style-name="L15">
        <text:list-item>
          <text:p text:style-name="P28"><text:span text:style-name="Strong_20_Emphasis"><text:span text:style-name="T2">Selenium WebDriver:</text:span></text:span><text:span text:style-name="T2"> pruebas automáticas del frontend.</text:span></text:p>
        </text:list-item>
        <text:list-item>
          <text:p text:style-name="P28"><text:span text:style-name="Strong_20_Emphasis"><text:span text:style-name="T2">Locust:</text:span></text:span><text:span text:style-name="T2"> pruebas de rendimiento bajo carga.</text:span></text:p>
        </text:list-item>
        <text:list-item>
          <text:p text:style-name="P28"><text:span text:style-name="Strong_20_Emphasis"><text:span text:style-name="T2">JMeter:</text:span></text:span><text:span text:style-name="T2"> stress test y carga sostenida.</text:span></text:p>
        </text:list-item>
      </text:list>
      <text:h text:style-name="P2" text:outline-level="2"><text:span text:style-name="Strong_20_Emphasis"><text:span text:style-name="T2">4.4 Para pruebas del modelo</text:span></text:span></text:h>
      <text:list text:style-name="L16">
        <text:list-item>
          <text:p text:style-name="P29"><text:span text:style-name="Strong_20_Emphasis"><text:span text:style-name="T3">S</text:span></text:span><text:span text:style-name="Strong_20_Emphasis"><text:span text:style-name="T2">cikit-learn:</text:span></text:span><text:span text:style-name="T2"> métricas para valores y clasificaciones.</text:span></text:p>
        </text:list-item>
        <text:list-item>
          <text:p text:style-name="P29"><text:span text:style-name="Strong_20_Emphasis"><text:span text:style-name="T2">MLflow:</text:span></text:span><text:span text:style-name="T2"> trazabilidad de experimentos.</text:span></text:p>
        </text:list-item>
        <text:list-item>
          <text:p text:style-name="P29"><text:soft-page-break/><text:span text:style-name="Strong_20_Emphasis"><text:span text:style-name="T2">TensorBoard:</text:span></text:span><text:span text:style-name="T2"> monitorización si se usan redes neuronales.</text:span></text:p>
        </text:list-item>
      </text:list>
      <text:h text:style-name="P2" text:outline-level="2"><text:span text:style-name="Strong_20_Emphasis"><text:span text:style-name="T2">4.5 Integración Continua</text:span></text:span></text:h>
      <text:list text:style-name="L17">
        <text:list-item>
          <text:p text:style-name="P30"><text:span text:style-name="Strong_20_Emphasis"><text:span text:style-name="T2">GitHub Actions:</text:span></text:span><text:span text:style-name="T2"> correr tests automáticamente en cada commit.</text:span></text:p>
        </text:list-item>
        <text:list-item>
          <text:p text:style-name="P30"><text:span text:style-name="Strong_20_Emphasis"><text:span text:style-name="T2">GitLab CI/CD:</text:span></text:span><text:span text:style-name="T2"> pipelines para testing, build y despliegue.</text:span></text:p>
        </text:list-item>
        <text:list-item>
          <text:p text:style-name="P30"><text:span text:style-name="Strong_20_Emphasis"><text:span text:style-name="T2">Jenkins:</text:span></text:span><text:span text:style-name="T2"> servidores de integración continua auto-gestionados.</text:span></text:p>
        </text:list-item>
      </text:list>
      <text:p text:style-name="P3">CI/CD permite:</text:p>
      <text:list text:style-name="L18">
        <text:list-item>
          <text:p text:style-name="P31">Detectar fallos antes de la entrega.</text:p>
        </text:list-item>
        <text:list-item>
          <text:p text:style-name="P31">Automatizar pruebas unitarias e integración.</text:p>
        </text:list-item>
        <text:list-item>
          <text:p text:style-name="P31">Asegurar calidad constante del sistema.</text:p>
        </text:list-item>
      </text:list>
      <text:h text:style-name="P4" text:outline-level="1"><text:span text:style-name="Strong_20_Emphasis"><text:span text:style-name="T2">5. Criterios de Éxito del Plan de Pruebas</text:span></text:span></text:h>
      <text:p text:style-name="P3">Para considerar que el sistema está listo para entrega:</text:p>
      <text:h text:style-name="P5" text:outline-level="3"><text:span text:style-name="Strong_20_Emphasis"><text:span text:style-name="T2">5.1 A nivel técnico</text:span></text:span></text:h>
      <text:list text:style-name="L19">
        <text:list-item>
          <text:p text:style-name="P32">≥ 80% de cobertura de código.</text:p>
        </text:list-item>
        <text:list-item>
          <text:p text:style-name="P32">0 errores críticos o bloquea<text:span text:style-name="T4">dores</text:span>.</text:p>
        </text:list-item>
        <text:list-item>
          <text:p text:style-name="P32">Precisión del modelo ≥ umbral establecido.</text:p>
        </text:list-item>
        <text:list-item>
          <text:p text:style-name="P32">Tiempos de respuesta &lt; 500 ms en promedio.</text:p>
        </text:list-item>
      </text:list>
      <text:h text:style-name="P5" text:outline-level="3"><text:span text:style-name="Strong_20_Emphasis"><text:span text:style-name="T2">5.2 A nivel funcional</text:span></text:span></text:h>
      <text:list text:style-name="L20">
        <text:list-item>
          <text:p text:style-name="P33">El sistema predice correctamente jugadas coherentes.</text:p>
        </text:list-item>
        <text:list-item>
          <text:p text:style-name="P33">Todas las reglas del Mus se respetan.</text:p>
        </text:list-item>
        <text:list-item>
          <text:p text:style-name="P33">Todos los flujos de usuario funcionan de principio a fin.</text:p>
        </text:list-item>
      </text:list>
      <text:h text:style-name="P5" text:outline-level="3"><text:span text:style-name="Strong_20_Emphasis"><text:span text:style-name="T2">5.3 A nivel de usuario</text:span></text:span></text:h>
      <text:list text:style-name="L21">
        <text:list-item>
          <text:p text:style-name="P34">Los evaluadores pueden completar la tarea sin ayuda.</text:p>
        </text:list-item>
        <text:list-item>
          <text:p text:style-name="P34">No se registran errores graves durante las pruebas.</text:p>
        </text:list-item>
        <text:list-item>
          <text:p text:style-name="P35"><text:span text:style-name="T2">La interfaz es entendible, rápida y cla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6:12:36.831706400</meta:creation-date>
    <dc:date>2025-12-08T20:13:18.746451500</dc:date>
    <meta:editing-duration>PT20M39S</meta:editing-duration>
    <meta:editing-cycles>5</meta:editing-cycles>
    <meta:generator>LibreOffice/25.2.7.2$Windows_X86_64 LibreOffice_project/5cbfd1ab6520636bb5f7b99185aa69bd7456825d</meta:generator>
    <meta:document-statistic meta:table-count="1" meta:image-count="0" meta:object-count="0" meta:page-count="6" meta:paragraph-count="167" meta:word-count="1236" meta:character-count="7954" meta:non-whitespace-character-count="6993"/>
  </office:meta>
</office:document-meta>
</file>